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/>
    <style:font-face style:name="OpenSymbol" svg:font-family="OpenSymbol"/>
    <style:font-face style:name="Arial1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 style:list-style-name="Bullets_2c__20_diamond"/>
    <style:style style:name="P2" style:family="paragraph" style:parent-style-name="Title" style:master-page-name="Portrait_2c__20_3_2f_4_22__20_margins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grep.py script</text:p>
      <text:p text:style-name="Subtitle"><text:a xlink:type="simple" xlink:href="mailto:someonesdad1@gmail.com" text:style-name="Internet_20_link" text:visited-style-name="Visited_20_Internet_20_Link">someonesdad1@gmail.com</text:a> 11 Jul 2019</text:p>
      <text:p text:style-name="Text_20_body">This document discusses a python utility script I wrote for myself called <text:span text:style-name="Code">rgrep.py</text:span>. <text:s/>It's purpose is to provide a recursive grep tool. <text:s/></text:p>
      <text:p text:style-name="Text_20_body">If you're a UNIX command line user, you can construct such a tool from <text:span text:style-name="Code">find</text:span> and <text:span text:style-name="Code">grep</text:span> tools (or maybe your <text:span text:style-name="Code">grep</text:span> command has a recursive ability). <text:s/>For example, here's a command to find the string "Copyright" in all C files at and below the current directory:</text:p>
      <text:p text:style-name="Code_20_end">find . -type f -name "*.c" -print0 | xargs -0 grep Copyright</text:p>
      <text:p text:style-name="Text_20_body">This works, but it's clumsy to type. <text:s/>Here's how I do it with the <text:span text:style-name="Code">rgrep.py</text:span> tool:</text:p>
      <text:p text:style-name="Code_20_end">python rgrep.py -c Copyright</text:p>
      <text:p text:style-name="Text_20_body">A nice feature of the above <text:span text:style-name="Code">find</text:span> command is that it will work on files that have things like spaces in the names, which is common on e.g. Windows machines. <text:s/>The <text:span text:style-name="Code">rgrep.py</text:span> tool also works on such files.</text:p>
      <text:p text:style-name="Text_20_body">I often work with python or C/C++ code, so I wrote the <text:span text:style-name="Code">rgrep.py</text:span> tool to specify these file types with the <text:span text:style-name="Code">-p</text:span> and <text:span text:style-name="Code">-c</text:span> options, respectively. <text:s/>I also wanted the tool to ignore revision control directories, as I never want to search them. <text:s/>Since the use is almost always in the context of writing code, I made the script ignore reading exceptions on files so that binary files like PDFs, Open Office documents, etc. are ignored. <text:s/>You can use the <text:span text:style-name="Code">-s</text:span> option to have the exceptions printed to <text:span text:style-name="Code">stderr</text:span> if you wish.</text:p>
      <text:p text:style-name="Text_20_body">It's not difficult to modify the script to handle the types of files you deal with frequently.</text:p>
      <text:p text:style-name="Text_20_body">The tool also supports other common patterns I use frequently. <text:s/>A common pattern is to see all the files where I'm currently working that contain a particular word. <text:s/>This command does it:</text:p>
      <text:p text:style-name="Code_20_end"><text:span text:style-name="Code">rgrep -l &lt;word&gt;</text:span></text:p>
      <text:p text:style-name="Text_20_body">Since I'm always in a bash shell window, I have the script output escape sequences to color the matches, just like GNU grep does. <text:s/>This makes it much easier to spot the thing you're looking for.</text:p>
      <text:p text:style-name="Text_20_body">Here's the help statement:</text:p>
      <text:p text:style-name="Code">/pylib/pgm/rgrep.py [options] regexp [dir1 [dir2 ...]]</text:p>
      <text:p text:style-name="Code"><text:s text:c="4"/>Recursively searches the indicated directories for files that match the</text:p>
      <text:p text:style-name="Code"><text:s text:c="4"/>given regexp. <text:s/>Ignores revision control directories by default. <text:s/>If no</text:p>
      <text:p text:style-name="Code"><text:s text:c="4"/>directories are given, searches the current directory.</text:p>
      <text:p text:style-name="Code"/>
      <text:p text:style-name="Code"><text:s text:c="4"/>Error messages about files that can't be read (e.g. binary files) are</text:p>
      <text:p text:style-name="Code"><text:s text:c="4"/>suppressed unless the -s option is used.</text:p>
      <text:p text:style-name="Code"/>
      <text:p text:style-name="Code"><text:s text:c="2"/>Options:</text:p>
      <text:p text:style-name="Code"><text:s text:c="4"/>-C <text:s text:c="9"/>Don't use color</text:p>
      <text:p text:style-name="Code"><text:s text:c="4"/>-c <text:s text:c="9"/>Search C/C++/Arduino source files</text:p>
      <text:p text:style-name="Code"><text:s text:c="4"/>-d regexp <text:s text:c="2"/>Ignore these directories</text:p>
      <text:p text:style-name="Code"><text:s text:c="4"/>-e <text:s text:c="9"/>Echo the files that would be searched and exit</text:p>
      <text:p text:style-name="Code"><text:s text:c="4"/>-F <text:s text:c="9"/>Interpret regexps as plain text</text:p>
      <text:p text:style-name="Code"><text:s text:c="4"/>-f file <text:s text:c="4"/>The regexps are in a file, one per line</text:p>
      <text:p text:style-name="Code"><text:s text:c="4"/>-g regexp <text:s text:c="2"/>Files to search for</text:p>
      <text:p text:style-name="Code"><text:s text:c="4"/>-h <text:s text:c="9"/>Show hidden files/directories</text:p>
      <text:p text:style-name="Code"><text:s text:c="4"/>-i <text:s text:c="9"/>Ignore case</text:p>
      <text:p text:style-name="Code"><text:s text:c="4"/>-L <text:s text:c="9"/>List files that didn't have a match</text:p>
      <text:p text:style-name="Code"><text:s text:c="4"/>-l <text:s text:c="9"/>List files that had a match</text:p>
      <text:p text:style-name="Code"><text:s text:c="4"/>-n <text:s text:c="9"/>Show line number of match</text:p>
      <text:p text:style-name="Code"><text:s text:c="4"/>-p <text:s text:c="9"/>Search python source files</text:p>
      <text:p text:style-name="Code"><text:s text:c="4"/>-q <text:s text:c="9"/>Exit with status 0 when any match found; otherwise 1</text:p>
      <text:p text:style-name="Code"><text:s text:c="4"/>-r n <text:s text:c="7"/>Limit recursion to n levels</text:p>
      <text:p text:style-name="Code"><text:s text:c="4"/>-s <text:s text:c="9"/>Show messages about nonexistent/nonreadable files</text:p>
      <text:p text:style-name="Code"><text:s text:c="4"/>-V <text:s text:c="9"/>Search Mercurial, git, and RCS directories</text:p>
      <text:p text:style-name="Code"><text:s text:c="4"/>-x regexp <text:s text:c="2"/>Ignore these file types</text:p>
      <text:p text:style-name="Code"/>
      <text:p text:style-name="Code_20_end"><text:soft-page-break/><text:s text:c="4"/>-d, -f, -g, and -x can occur more than once.</text:p>
      <text:p text:style-name="Text_20_body">Other common patterns are:</text:p>
      <text:p text:style-name="Text_20_body"><text:span text:style-name="T1">Find all tokens</text:span>: <text:s/>Suppose you have a list of tokens in the file <text:span text:style-name="Code">tokens</text:span> and you need to edit the files that contain them. <text:s text:c="2"/>The following command constructs a list of the files you need to edit at and below the current directory:</text:p>
      <text:p text:style-name="Code_20_end">python rgrep.py -f tokens -l</text:p>
      <text:p text:style-name="Text_20_body">If you're on a UNIX-like system and use vim as your editor, you can just type </text:p>
      <text:p text:style-name="Code_20_end">vim $(python rgrep.py -f tokens -l)</text:p>
      <text:p text:style-name="Text_20_body">to edit all the files.</text:p>
      <text:p text:style-name="Text_20_body"><text:span text:style-name="T1">Find files missing a copyright</text:span>: <text:s/>To list all the python files in the directory <text:span text:style-name="Code">project</text:span> that are missing a <text:span text:style-name="Code">Copyright (C)</text:span> string, use the command</text:p>
      <text:p text:style-name="Code_20_end">python rgrep.py -L -p "Copyright (C)" project</text:p>
      <text:p text:style-name="Text_20_body"><text:span text:style-name="T1">Check a token is gone</text:span>: <text:s/>A project's source files in directory <text:span text:style-name="Code">project</text:span> had a token <text:span text:style-name="Code">FindLastTableEntry</text:span> that was supposed to be changed to <text:span text:style-name="Code">FindLastEntry</text:span>. <text:s/>The script can be used to make sure the first token is no longer in any of the files by</text:p>
      <text:p text:style-name="Code_20_end">python rgrep.py -q FindLastTableEntry project</text:p>
      <text:p text:style-name="Text_20_body">The token is no longer present in any of the files if the exit status was 1.</text:p>
      <text:p text:style-name="Text_20_body"><text:span text:style-name="T1">Find programming files</text:span>: <text:s/>The <text:span text:style-name="Code">-e</text:span> option is handy to find source code files. <text:s/>For example, to find all Arduino <text:span text:style-name="Code">*.ino</text:span> source code files at and below my current directory, I use</text:p>
      <text:p text:style-name="Code_20_end">python rgrep.py -e -c | grep -i 'ino$' </text:p>
      <text:h text:style-name="Heading_20_2" text:outline-level="2">Other tools</text:h>
      <text:p text:style-name="Text_20_body"><text:a xlink:type="simple" xlink:href="https://someonesdad1.github.io/hobbyutil/project_list.html" text:style-name="Internet_20_link" text:visited-style-name="Visited_20_Internet_20_Link">https://someonesdad1.github.io/hobbyutil/project_list.html</text:a> has other tools that might be of interest:</text:p>
      <text:list xml:id="list1887919275192341507" text:style-name="Bullets_2c__20_diamond">
        <text:list-item>
          <text:p text:style-name="P1"><text:span text:style-name="Code">prog/xref.cpp</text:span> is useful for cross-referencing source code files. <text:s/>It also can spell-check tokens, even composite tokens like <text:span text:style-name="Code">NextFileItem</text:span> or <text:span text:style-name="Code">next_file_item</text:span>.</text:p>
        </text:list-item>
        <text:list-item>
          <text:p text:style-name="P1"><text:span text:style-name="Code">prog/ts.zip</text:span> is a text-substitution tool based on a python script. <text:s/>It's pretty simple, but can do a number of useful things. <text:s/>Much easier for occasional use than having to read the <text:span text:style-name="Code">m4</text:span> manpage again.</text:p>
        </text:list-item>
        <text:list-item>
          <text:p text:style-name="P1"><text:span text:style-name="Code">util/bgrep.py</text:span> will search binary files for ASCII and binary string patterns.</text:p>
        </text:list-item>
        <text:list-item>
          <text:p text:style-name="P1"><text:span text:style-name="Code">util/mod.py</text:span> finds file that have changed within a specified time period. <text:s/>You can do it with the UNIX <text:span text:style-name="Code">find</text:span> utility, but this tool makes it a bit easier. <text:s/>For example, I can use <text:span text:style-name="Code">mod 1w</text:span> in my <text:span text:style-name="Code">/pylib</text:span> directory to see any of my python library stuff that I've changed in the last week.</text:p>
        </text:list-item>
        <text:list-item>
          <text:p text:style-name="P1"><text:span text:style-name="Code">util/pfind.py</text:span> is a utility to find files like the UNIX <text:span text:style-name="Code">find</text:span>, but with a simpler syntax. <text:s/>I use this tool a lot, particularly because it color-codes its output.</text:p>
        </text:list-item>
        <text:list-item>
          <text:p text:style-name="P1"><text:span text:style-name="Code">util/spc_to_underscore.py</text:span> This is a utility for UNIX users on Windows computers where people like to use space characters in file names. <text:s/>While there's nothing wrong with this, space characters can interfere with the use of some tools, so I find it easiest just to rename the files.</text:p>
        </text:list-item>
        <text:list-item>
          <text:p text:style-name="P1"><text:span text:style-name="Code">util/bd.c</text:span> Compares binary files and prints differences as hex dumps. <text:s/>I used this to examine differences in firmware files when I worked in indust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/>
    <style:font-face style:name="OpenSymbol" svg:font-family="OpenSymbol"/>
    <style:font-face style:name="Arial1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2.03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2.03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1.52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000066" style:font-name="Lucida Console" fo:font-size="10pt" fo:language="zxx" fo:country="none" fo:font-weight="normal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_28_needs_20_attention_29_" style:display-name="xx (needs attention)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66" style:font-name="Lucida Console" fo:font-size="11pt" fo:language="zxx" fo:country="none" fo:font-weight="normal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DejaVu Sans" fo:font-size="11pt" fo:font-weight="normal" fo:background-color="#ffff99"/>
    </style:style>
    <style:style style:name="Example_20_header" style:display-name="Example header" style:family="text">
      <style:text-properties style:font-name="DejaVu Sans" fo:font-size="11pt" fo:font-style="oblique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DejaVu Sans" fo:font-size="11pt" fo:language="zxx" fo:country="none" fo:font-style="oblique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1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1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1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1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0" meta:object-count="0" meta:page-count="2" meta:paragraph-count="62" meta:word-count="961" meta:character-count="5704"/>
    <meta:template xlink:type="simple" xlink:actuate="onRequest" xlink:title="Normal" xlink:href="../Normal.ott" meta:date="2014-12-28T08:19:31.36"/>
  </office:meta>
</office:document-meta>
</file>